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331cm"/>
    </style:style>
    <style:style style:name="co3" style:family="table-column">
      <style:table-column-properties fo:break-before="auto" style:column-width="2.612cm"/>
    </style:style>
    <style:style style:name="co4" style:family="table-column">
      <style:table-column-properties fo:break-before="auto" style:column-width="5.97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#6666ff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 style:data-style-name="N41">
      <style:table-cell-properties fo:background-color="#ffffff"/>
    </style:style>
    <style:style style:name="gr1" style:family="graphic">
      <style:graphic-properties draw:marker-start="Estremità_20_linea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column table:style-name="co4" table:default-cell-style-name="Default"/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SPLIT 2</text:p>
          </table:table-cell>
          <table:table-cell table:number-columns-repeated="9"/>
          <table:table-cell office:value-type="string">
            <text:p>SPLIT 5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5 demos</text:p>
          </table:table-cell>
          <table:table-cell office:value-type="string">
            <text:p>10 demos</text:p>
          </table:table-cell>
          <table:table-cell office:value-type="string">
            <text:p>15 demos</text:p>
          </table:table-cell>
          <table:table-cell office:value-type="string">
            <text:p>30 demos</text:p>
          </table:table-cell>
          <table:table-cell office:value-type="string">
            <text:p>50 demos</text:p>
          </table:table-cell>
          <table:table-cell table:number-columns-repeated="5"/>
          <table:table-cell office:value-type="string">
            <text:p>5 demos</text:p>
          </table:table-cell>
          <table:table-cell office:value-type="string">
            <text:p>10 demos</text:p>
          </table:table-cell>
          <table:table-cell office:value-type="string">
            <text:p>15 demos</text:p>
          </table:table-cell>
          <table:table-cell office:value-type="string">
            <text:p>30 demos</text:p>
          </table:table-cell>
          <table:table-cell office:value-type="string">
            <text:p>50 demos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premise</text:p>
          </table:table-cell>
          <table:table-cell office:value-type="string">
            <text:p>.1746</text:p>
          </table:table-cell>
          <table:table-cell table:style-name="ce4" office:value-type="string">
            <text:p>.1199</text:p>
          </table:table-cell>
          <table:table-cell office:value-type="string">
            <text:p>.0886</text:p>
          </table:table-cell>
          <table:table-cell office:value-type="string">
            <text:p>.0618</text:p>
          </table:table-cell>
          <table:table-cell table:style-name="ce1" office:value-type="string">
            <text:p>.1250</text:p>
          </table:table-cell>
          <table:table-cell table:style-name="ce1" office:value-type="string">
            <text:p>RANDOM</text:p>
          </table:table-cell>
          <table:table-cell table:style-name="ce1" office:value-type="float" office:value="1168">
            <text:p>1168</text:p>
          </table:table-cell>
          <table:table-cell table:style-name="ce1" table:number-columns-repeated="2"/>
          <table:table-cell table:style-name="ce1" office:value-type="string">
            <text:p>premise</text:p>
          </table:table-cell>
          <table:table-cell table:style-name="ce1" table:number-columns-repeated="3"/>
          <table:table-cell/>
          <table:table-cell table:style-name="ce1"/>
          <table:table-cell office:value-type="string">
            <text:p>RANDOM</text:p>
          </table:table-cell>
        </table:table-row>
        <table:table-row table:style-name="ro1">
          <table:table-cell/>
          <table:table-cell office:value-type="string">
            <text:p>conclusion</text:p>
          </table:table-cell>
          <table:table-cell table:style-name="ce1" office:value-type="string">
            <text:p>.1236</text:p>
          </table:table-cell>
          <table:table-cell table:style-name="ce1" office:value-type="string">
            <text:p>.1199</text:p>
          </table:table-cell>
          <table:table-cell table:style-name="ce1" office:value-type="string">
            <text:p>.1180</text:p>
          </table:table-cell>
          <table:table-cell table:style-name="ce1" office:value-type="string">
            <text:p>.1164</text:p>
          </table:table-cell>
          <table:table-cell table:style-name="ce1" office:value-type="string">
            <text:p>.1202</text:p>
          </table:table-cell>
          <table:table-cell table:style-name="ce1" office:value-type="string">
            <text:p>RANDOM</text:p>
          </table:table-cell>
          <table:table-cell table:style-name="ce1" table:number-columns-repeated="3"/>
          <table:table-cell table:style-name="ce1" office:value-type="string">
            <text:p>conclusion</text:p>
          </table:table-cell>
          <table:table-cell table:style-name="ce1" table:number-columns-repeated="5"/>
          <table:table-cell office:value-type="string">
            <text:p>RANDOM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table:style-name="ce1" office:value-type="string">
            <text:p>.1491</text:p>
          </table:table-cell>
          <table:table-cell office:value-type="string">
            <text:p>.1199</text:p>
          </table:table-cell>
          <table:table-cell office:value-type="string">
            <text:p>.1033</text:p>
          </table:table-cell>
          <table:table-cell office:value-type="string">
            <text:p>.0891</text:p>
          </table:table-cell>
          <table:table-cell table:style-name="ce1" office:value-type="string">
            <text:p>.1226</text:p>
          </table:table-cell>
          <table:table-cell table:style-name="ce1" office:value-type="string">
            <text:p>RANDOM</text:p>
          </table:table-cell>
          <table:table-cell table:style-name="ce1" table:number-columns-repeated="3"/>
          <table:table-cell table:style-name="ce1" office:value-type="string">
            <text:p>macro</text:p>
          </table:table-cell>
          <table:table-cell table:style-name="ce1" table:number-columns-repeated="3"/>
          <table:table-cell/>
          <table:table-cell table:style-name="ce1"/>
          <table:table-cell office:value-type="string">
            <text:p>RANDOM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9"/>
          <table:table-cell table:style-name="ce1" table:number-columns-repeated="5"/>
          <table:table-cell/>
        </table:table-row>
        <table:table-row table:style-name="ro1">
          <table:table-cell/>
          <table:table-cell office:value-type="string">
            <text:p>premise</text:p>
          </table:table-cell>
          <table:table-cell table:style-name="ce1" office:value-type="string">
            <text:p>.0809</text:p>
          </table:table-cell>
          <table:table-cell office:value-type="string">
            <text:p>.0765</text:p>
          </table:table-cell>
          <table:table-cell table:style-name="ce1" office:value-type="string">
            <text:p>.0822</text:p>
          </table:table-cell>
          <table:table-cell office:value-type="string">
            <text:p>.0978</text:p>
          </table:table-cell>
          <table:table-cell table:style-name="ce3" office:value-type="string">
            <text:p>.1489</text:p>
          </table:table-cell>
          <table:table-cell office:value-type="string">
            <text:p>KNN</text:p>
          </table:table-cell>
          <table:table-cell office:value-type="float" office:value="920">
            <text:p>920</text:p>
          </table:table-cell>
          <table:table-cell table:number-columns-repeated="2"/>
          <table:table-cell office:value-type="string">
            <text:p>premise</text:p>
          </table:table-cell>
          <table:table-cell table:style-name="ce6" office:value-type="string">
            <text:p>.0955</text:p>
          </table:table-cell>
          <table:table-cell table:style-name="ce1" office:value-type="string">
            <text:p>.0850</text:p>
          </table:table-cell>
          <table:table-cell table:style-name="ce1" office:value-type="string">
            <text:p>.0938</text:p>
          </table:table-cell>
          <table:table-cell table:style-name="ce1" office:value-type="string">
            <text:p>.0978</text:p>
          </table:table-cell>
          <table:table-cell table:style-name="ce3" office:value-type="string">
            <text:p>.1208</text:p>
          </table:table-cell>
          <table:table-cell office:value-type="string">
            <text:p>KNN</text:p>
          </table:table-cell>
        </table:table-row>
        <table:table-row table:style-name="ro1">
          <table:table-cell/>
          <table:table-cell office:value-type="string">
            <text:p>conclusion</text:p>
          </table:table-cell>
          <table:table-cell table:style-name="ce1" office:value-type="string">
            <text:p>.0606</text:p>
          </table:table-cell>
          <table:table-cell office:value-type="string">
            <text:p>.0815</text:p>
          </table:table-cell>
          <table:table-cell table:style-name="ce1" office:value-type="string">
            <text:p>.0921</text:p>
          </table:table-cell>
          <table:table-cell office:value-type="string">
            <text:p>.0929</text:p>
          </table:table-cell>
          <table:table-cell table:style-name="ce3" office:value-type="string">
            <text:p>.1061</text:p>
          </table:table-cell>
          <table:table-cell office:value-type="string">
            <text:p>KNN</text:p>
          </table:table-cell>
          <table:table-cell table:number-columns-repeated="3"/>
          <table:table-cell office:value-type="string">
            <text:p>conclusion</text:p>
          </table:table-cell>
          <table:table-cell table:style-name="ce1" office:value-type="string">
            <text:p>.0694</text:p>
          </table:table-cell>
          <table:table-cell table:style-name="ce1" office:value-type="string">
            <text:p>.0745</text:p>
          </table:table-cell>
          <table:table-cell table:style-name="ce1" office:value-type="string">
            <text:p>.0886</text:p>
          </table:table-cell>
          <table:table-cell table:style-name="ce1" office:value-type="string">
            <text:p>.0929</text:p>
          </table:table-cell>
          <table:table-cell table:style-name="ce3" office:value-type="string">
            <text:p>.0954</text:p>
          </table:table-cell>
          <table:table-cell office:value-type="string">
            <text:p>KNN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table:style-name="ce1" office:value-type="string">
            <text:p>.0707</text:p>
          </table:table-cell>
          <table:table-cell office:value-type="string">
            <text:p>.0790</text:p>
          </table:table-cell>
          <table:table-cell table:style-name="ce1" office:value-type="string">
            <text:p>.0872</text:p>
          </table:table-cell>
          <table:table-cell office:value-type="string">
            <text:p>.0954</text:p>
          </table:table-cell>
          <table:table-cell table:style-name="ce3" office:value-type="string">
            <text:p>.1275</text:p>
          </table:table-cell>
          <table:table-cell office:value-type="string">
            <text:p>KNN</text:p>
          </table:table-cell>
          <table:table-cell table:number-columns-repeated="3"/>
          <table:table-cell office:value-type="string">
            <text:p>macro</text:p>
          </table:table-cell>
          <table:table-cell table:style-name="ce1" office:value-type="string">
            <text:p>.0824</text:p>
          </table:table-cell>
          <table:table-cell table:style-name="ce1" office:value-type="string">
            <text:p>.0797</text:p>
          </table:table-cell>
          <table:table-cell table:style-name="ce1" office:value-type="string">
            <text:p>.0912</text:p>
          </table:table-cell>
          <table:table-cell table:style-name="ce1" office:value-type="string">
            <text:p>.0954</text:p>
          </table:table-cell>
          <table:table-cell table:style-name="ce3" office:value-type="string">
            <text:p>.1081</text:p>
          </table:table-cell>
          <table:table-cell office:value-type="string">
            <text:p>KNN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9"/>
          <table:table-cell table:style-name="ce1" table:number-columns-repeated="5"/>
          <table:table-cell/>
        </table:table-row>
        <table:table-row table:style-name="ro1">
          <table:table-cell/>
          <table:table-cell office:value-type="string">
            <text:p>premise</text:p>
          </table:table-cell>
          <table:table-cell table:style-name="ce1" office:value-type="string">
            <text:p>.0914</text:p>
          </table:table-cell>
          <table:table-cell table:style-name="ce3" office:value-type="string">
            <text:p>.1033</text:p>
          </table:table-cell>
          <table:table-cell office:value-type="string">
            <text:p>.0767</text:p>
          </table:table-cell>
          <table:table-cell table:style-name="ce3" office:value-type="string">
            <text:p>.1033</text:p>
          </table:table-cell>
          <table:table-cell office:value-type="string">
            <text:p>.1237</text:p>
          </table:table-cell>
          <table:table-cell office:value-type="string">
            <text:p>LOUVAIN</text:p>
          </table:table-cell>
          <table:table-cell office:value-type="float" office:value="947">
            <text:p>947</text:p>
          </table:table-cell>
          <table:table-cell table:number-columns-repeated="2"/>
          <table:table-cell office:value-type="string">
            <text:p>premise</text:p>
          </table:table-cell>
          <table:table-cell table:style-name="ce1" office:value-type="string">
            <text:p>.0664</text:p>
          </table:table-cell>
          <table:table-cell table:style-name="ce1" office:value-type="string">
            <text:p>.0727</text:p>
          </table:table-cell>
          <table:table-cell table:style-name="ce1" office:value-type="string">
            <text:p>.0582</text:p>
          </table:table-cell>
          <table:table-cell table:style-name="ce1" office:value-type="string">
            <text:p>.0611</text:p>
          </table:table-cell>
          <table:table-cell table:style-name="ce3" office:value-type="string">
            <text:p>.0836</text:p>
          </table:table-cell>
          <table:table-cell office:value-type="string">
            <text:p>LOUVAIN</text:p>
          </table:table-cell>
        </table:table-row>
        <table:table-row table:style-name="ro1">
          <table:table-cell/>
          <table:table-cell office:value-type="string">
            <text:p>conclusion</text:p>
          </table:table-cell>
          <table:table-cell table:style-name="ce1" office:value-type="string">
            <text:p>.0663</text:p>
          </table:table-cell>
          <table:table-cell table:style-name="ce1" office:value-type="string">
            <text:p>.0984</text:p>
          </table:table-cell>
          <table:table-cell office:value-type="string">
            <text:p>.0867</text:p>
          </table:table-cell>
          <table:table-cell table:style-name="ce1" office:value-type="string">
            <text:p>.0984</text:p>
          </table:table-cell>
          <table:table-cell table:style-name="ce3" office:value-type="string">
            <text:p>.0994</text:p>
          </table:table-cell>
          <table:table-cell office:value-type="string">
            <text:p>LOUVAIN</text:p>
          </table:table-cell>
          <table:table-cell table:number-columns-repeated="3"/>
          <table:table-cell office:value-type="string">
            <text:p>conclusion</text:p>
          </table:table-cell>
          <table:table-cell table:style-name="ce1" office:value-type="string">
            <text:p>.0900</text:p>
          </table:table-cell>
          <table:table-cell table:style-name="ce3" office:value-type="string">
            <text:p>.1089</text:p>
          </table:table-cell>
          <table:table-cell table:style-name="ce1" office:value-type="string">
            <text:p>.0976</text:p>
          </table:table-cell>
          <table:table-cell table:style-name="ce1" office:value-type="string">
            <text:p>.1004</text:p>
          </table:table-cell>
          <table:table-cell table:style-name="ce1" office:value-type="string">
            <text:p>.1042</text:p>
          </table:table-cell>
          <table:table-cell office:value-type="string">
            <text:p>LOUVAIN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table:style-name="ce1" office:value-type="string">
            <text:p>.0788</text:p>
          </table:table-cell>
          <table:table-cell table:style-name="ce3" office:value-type="string">
            <text:p>.1008</text:p>
          </table:table-cell>
          <table:table-cell office:value-type="string">
            <text:p>.0817</text:p>
          </table:table-cell>
          <table:table-cell table:style-name="ce3" office:value-type="string">
            <text:p>.1008</text:p>
          </table:table-cell>
          <table:table-cell office:value-type="string">
            <text:p>.1115</text:p>
          </table:table-cell>
          <table:table-cell office:value-type="string">
            <text:p>LOUVAIN</text:p>
          </table:table-cell>
          <table:table-cell table:number-columns-repeated="3"/>
          <table:table-cell office:value-type="string">
            <text:p>macro</text:p>
          </table:table-cell>
          <table:table-cell table:style-name="ce1" office:value-type="string">
            <text:p>.0782</text:p>
          </table:table-cell>
          <table:table-cell table:style-name="ce1" office:value-type="string">
            <text:p>.0908</text:p>
          </table:table-cell>
          <table:table-cell table:style-name="ce1" office:value-type="string">
            <text:p>.0779</text:p>
          </table:table-cell>
          <table:table-cell table:style-name="ce1" office:value-type="string">
            <text:p>.0808</text:p>
          </table:table-cell>
          <table:table-cell table:style-name="ce3" office:value-type="string">
            <text:p>.0939</text:p>
          </table:table-cell>
          <table:table-cell office:value-type="string">
            <text:p>LOUVAIN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9"/>
          <table:table-cell table:style-name="ce1" table:number-columns-repeated="5"/>
          <table:table-cell/>
        </table:table-row>
        <table:table-row table:style-name="ro1">
          <table:table-cell/>
          <table:table-cell office:value-type="string">
            <text:p>premise</text:p>
          </table:table-cell>
          <table:table-cell table:style-name="ce1" office:value-type="string">
            <text:p>.0817</text:p>
          </table:table-cell>
          <table:table-cell office:value-type="string">
            <text:p>.0712</text:p>
          </table:table-cell>
          <table:table-cell table:number-columns-repeated="2" table:style-name="ce3" office:value-type="string">
            <text:p>.0872</text:p>
          </table:table-cell>
          <table:table-cell office:value-type="string">
            <text:p>.0724</text:p>
          </table:table-cell>
          <table:table-cell office:value-type="string">
            <text:p>LOUVAIN – SMALL</text:p>
          </table:table-cell>
          <table:table-cell table:number-columns-repeated="3"/>
          <table:table-cell office:value-type="string">
            <text:p>premise</text:p>
          </table:table-cell>
          <table:table-cell table:style-name="ce3" office:value-type="string">
            <text:p>.1173</text:p>
          </table:table-cell>
          <table:table-cell table:style-name="ce1" office:value-type="string">
            <text:p>.0771</text:p>
          </table:table-cell>
          <table:table-cell table:style-name="ce1" office:value-type="string">
            <text:p>.0524</text:p>
          </table:table-cell>
          <table:table-cell table:style-name="ce1" office:value-type="string">
            <text:p>.0610</text:p>
          </table:table-cell>
          <table:table-cell table:style-name="ce1" office:value-type="string">
            <text:p>.0779</text:p>
          </table:table-cell>
          <table:table-cell office:value-type="string">
            <text:p>LOUVAIN – SMALL</text:p>
          </table:table-cell>
        </table:table-row>
        <table:table-row table:style-name="ro1">
          <table:table-cell/>
          <table:table-cell office:value-type="string">
            <text:p>conclusion</text:p>
          </table:table-cell>
          <table:table-cell table:style-name="ce1" office:value-type="string">
            <text:p>.0817</text:p>
          </table:table-cell>
          <table:table-cell office:value-type="string">
            <text:p>.0813</text:p>
          </table:table-cell>
          <table:table-cell table:number-columns-repeated="2" office:value-type="string">
            <text:p>.0872</text:p>
          </table:table-cell>
          <table:table-cell table:style-name="ce3" office:value-type="string">
            <text:p>.1120</text:p>
          </table:table-cell>
          <table:table-cell office:value-type="string">
            <text:p>LOUVAIN – SMALL</text:p>
          </table:table-cell>
          <table:table-cell table:number-columns-repeated="3"/>
          <table:table-cell office:value-type="string">
            <text:p>conclusion</text:p>
          </table:table-cell>
          <table:table-cell table:style-name="ce1" office:value-type="string">
            <text:p>.0814</text:p>
          </table:table-cell>
          <table:table-cell table:style-name="ce1" office:value-type="string">
            <text:p>.0824</text:p>
          </table:table-cell>
          <table:table-cell table:style-name="ce1" office:value-type="string">
            <text:p>.0921</text:p>
          </table:table-cell>
          <table:table-cell table:style-name="ce1" office:value-type="string">
            <text:p>.0978</text:p>
          </table:table-cell>
          <table:table-cell table:style-name="ce3" office:value-type="string">
            <text:p>.1013</text:p>
          </table:table-cell>
          <table:table-cell office:value-type="string">
            <text:p>LOUVAIN – SMALL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table:style-name="ce1" office:value-type="string">
            <text:p>.0817</text:p>
          </table:table-cell>
          <table:table-cell office:value-type="string">
            <text:p>.0763</text:p>
          </table:table-cell>
          <table:table-cell table:style-name="ce1" office:value-type="string">
            <text:p>.0872</text:p>
          </table:table-cell>
          <table:table-cell office:value-type="string">
            <text:p>.0872</text:p>
          </table:table-cell>
          <table:table-cell table:style-name="ce3" office:value-type="string">
            <text:p>.0922</text:p>
          </table:table-cell>
          <table:table-cell office:value-type="string">
            <text:p>LOUVAIN – SMALL</text:p>
          </table:table-cell>
          <table:table-cell table:number-columns-repeated="3"/>
          <table:table-cell office:value-type="string">
            <text:p>macro</text:p>
          </table:table-cell>
          <table:table-cell table:style-name="ce3" office:value-type="string">
            <text:p>.0994</text:p>
          </table:table-cell>
          <table:table-cell table:style-name="ce1" office:value-type="string">
            <text:p>.0798</text:p>
          </table:table-cell>
          <table:table-cell table:style-name="ce1" office:value-type="string">
            <text:p>.0722</text:p>
          </table:table-cell>
          <table:table-cell table:style-name="ce1" office:value-type="string">
            <text:p>.0794</text:p>
          </table:table-cell>
          <table:table-cell table:style-name="ce1" office:value-type="string">
            <text:p>.0896</text:p>
          </table:table-cell>
          <table:table-cell office:value-type="string">
            <text:p>LOUVAIN – SMALL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9"/>
          <table:table-cell table:style-name="ce1" table:number-columns-repeated="5"/>
          <table:table-cell/>
        </table:table-row>
        <table:table-row table:style-name="ro1">
          <table:table-cell/>
          <table:table-cell office:value-type="string">
            <text:p>premise</text:p>
          </table:table-cell>
          <table:table-cell table:style-name="ce1" office:value-type="string">
            <text:p>.0656</text:p>
          </table:table-cell>
          <table:table-cell office:value-type="string">
            <text:p>.0924</text:p>
          </table:table-cell>
          <table:table-cell table:style-name="ce1" office:value-type="string">
            <text:p>.0921</text:p>
          </table:table-cell>
          <table:table-cell table:style-name="ce3" office:value-type="string">
            <text:p>.1027</text:p>
          </table:table-cell>
          <table:table-cell office:value-type="string">
            <text:p>.0829</text:p>
          </table:table-cell>
          <table:table-cell office:value-type="string">
            <text:p>LOUVAIN – WEIGHTED</text:p>
          </table:table-cell>
          <table:table-cell office:value-type="string">
            <text:p>? no</text:p>
          </table:table-cell>
          <table:table-cell table:number-columns-repeated="2"/>
          <table:table-cell office:value-type="string">
            <text:p>premise</text:p>
          </table:table-cell>
          <table:table-cell table:style-name="ce1" office:value-type="string">
            <text:p>.0775</text:p>
          </table:table-cell>
          <table:table-cell table:style-name="ce1" office:value-type="string">
            <text:p>.0830</text:p>
          </table:table-cell>
          <table:table-cell table:style-name="ce1" office:value-type="string">
            <text:p>.0777</text:p>
          </table:table-cell>
          <table:table-cell table:style-name="ce3" office:value-type="string">
            <text:p>.0917</text:p>
          </table:table-cell>
          <table:table-cell table:style-name="ce1" office:value-type="string">
            <text:p>.0640</text:p>
          </table:table-cell>
          <table:table-cell office:value-type="string">
            <text:p>LOUVAIN – WEIGHTED</text:p>
          </table:table-cell>
        </table:table-row>
        <table:table-row table:style-name="ro1">
          <table:table-cell/>
          <table:table-cell office:value-type="string">
            <text:p>conclusion</text:p>
          </table:table-cell>
          <table:table-cell table:style-name="ce1" office:value-type="string">
            <text:p>.0707</text:p>
          </table:table-cell>
          <table:table-cell office:value-type="string">
            <text:p>.0874</text:p>
          </table:table-cell>
          <table:table-cell office:value-type="string">
            <text:p>.0822</text:p>
          </table:table-cell>
          <table:table-cell office:value-type="string">
            <text:p>.0879</text:p>
          </table:table-cell>
          <table:table-cell table:style-name="ce3" office:value-type="string">
            <text:p>.1075</text:p>
          </table:table-cell>
          <table:table-cell office:value-type="string">
            <text:p>LOUVAIN – WEIGHTED</text:p>
          </table:table-cell>
          <table:table-cell table:number-columns-repeated="3"/>
          <table:table-cell office:value-type="string">
            <text:p>conclusion</text:p>
          </table:table-cell>
          <table:table-cell table:style-name="ce1" office:value-type="string">
            <text:p>.0905</text:p>
          </table:table-cell>
          <table:table-cell table:style-name="ce1" office:value-type="string">
            <text:p>.0908</text:p>
          </table:table-cell>
          <table:table-cell table:style-name="ce1" office:value-type="string">
            <text:p>.0959</text:p>
          </table:table-cell>
          <table:table-cell table:style-name="ce1" office:value-type="string">
            <text:p>.1020</text:p>
          </table:table-cell>
          <table:table-cell table:style-name="ce3" office:value-type="string">
            <text:p>.1032</text:p>
          </table:table-cell>
          <table:table-cell office:value-type="string">
            <text:p>LOUVAIN – WEIGHTED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table:style-name="ce1" office:value-type="string">
            <text:p>.0681</text:p>
          </table:table-cell>
          <table:table-cell office:value-type="string">
            <text:p>.0899</text:p>
          </table:table-cell>
          <table:table-cell table:style-name="ce1" office:value-type="string">
            <text:p>.0872</text:p>
          </table:table-cell>
          <table:table-cell table:style-name="ce3" office:value-type="string">
            <text:p>.0953</text:p>
          </table:table-cell>
          <table:table-cell office:value-type="string">
            <text:p>.0952</text:p>
          </table:table-cell>
          <table:table-cell office:value-type="string">
            <text:p>LOUVAIN – WEIGHTED</text:p>
          </table:table-cell>
          <table:table-cell table:number-columns-repeated="3"/>
          <table:table-cell office:value-type="string">
            <text:p>macro</text:p>
          </table:table-cell>
          <table:table-cell table:style-name="ce1" office:value-type="string">
            <text:p>.0840</text:p>
          </table:table-cell>
          <table:table-cell table:style-name="ce1" office:value-type="string">
            <text:p>.0869</text:p>
          </table:table-cell>
          <table:table-cell table:style-name="ce1" office:value-type="string">
            <text:p>.0868</text:p>
          </table:table-cell>
          <table:table-cell table:style-name="ce3" office:value-type="string">
            <text:p>.0968</text:p>
          </table:table-cell>
          <table:table-cell table:style-name="ce1" office:value-type="string">
            <text:p>.0836</text:p>
          </table:table-cell>
          <table:table-cell office:value-type="string">
            <text:p>LOUVAIN – WEIGHTED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15"/>
        </table:table-row>
        <table:table-row table:style-name="ro1">
          <table:table-cell/>
          <table:table-cell office:value-type="string">
            <text:p>premise</text:p>
          </table:table-cell>
          <table:table-cell table:style-name="ce1" office:value-type="string">
            <text:p>.0981</text:p>
          </table:table-cell>
          <table:table-cell table:style-name="ce3" office:value-type="string">
            <text:p>.1233</text:p>
          </table:table-cell>
          <table:table-cell office:value-type="string">
            <text:p>.0877</text:p>
          </table:table-cell>
          <table:table-cell table:style-name="ce1" office:value-type="string">
            <text:p>.0981</text:p>
          </table:table-cell>
          <table:table-cell office:value-type="string">
            <text:p>.0613</text:p>
          </table:table-cell>
          <table:table-cell office:value-type="string">
            <text:p>LOUVAIN – LABEL</text:p>
          </table:table-cell>
          <table:table-cell table:number-columns-repeated="3"/>
          <table:table-cell office:value-type="string">
            <text:p>premise</text:p>
          </table:table-cell>
          <table:table-cell office:value-type="string">
            <text:p>.0939</text:p>
          </table:table-cell>
          <table:table-cell table:style-name="ce3" office:value-type="string">
            <text:p>.1289</text:p>
          </table:table-cell>
          <table:table-cell office:value-type="string">
            <text:p>.0778</text:p>
          </table:table-cell>
          <table:table-cell office:value-type="string">
            <text:p>.0529</text:p>
          </table:table-cell>
          <table:table-cell office:value-type="string">
            <text:p>.0297</text:p>
          </table:table-cell>
          <table:table-cell office:value-type="string">
            <text:p>LOUVAIN – LABEL</text:p>
          </table:table-cell>
        </table:table-row>
        <table:table-row table:style-name="ro1">
          <table:table-cell/>
          <table:table-cell office:value-type="string">
            <text:p>conclusion</text:p>
          </table:table-cell>
          <table:table-cell table:style-name="ce1" office:value-type="string">
            <text:p>.0981</text:p>
          </table:table-cell>
          <table:table-cell office:value-type="string">
            <text:p>.0942</text:p>
          </table:table-cell>
          <table:table-cell table:style-name="ce1" office:value-type="string">
            <text:p>.0976</text:p>
          </table:table-cell>
          <table:table-cell table:style-name="ce1" office:value-type="string">
            <text:p>.0981</text:p>
          </table:table-cell>
          <table:table-cell table:style-name="ce3" office:value-type="string">
            <text:p>.1013</text:p>
          </table:table-cell>
          <table:table-cell office:value-type="string">
            <text:p>LOUVAIN – LABEL</text:p>
          </table:table-cell>
          <table:table-cell table:number-columns-repeated="3"/>
          <table:table-cell office:value-type="string">
            <text:p>conclusion</text:p>
          </table:table-cell>
          <table:table-cell office:value-type="string">
            <text:p>.0913</text:p>
          </table:table-cell>
          <table:table-cell table:number-columns-repeated="2" office:value-type="string">
            <text:p>.0986</text:p>
          </table:table-cell>
          <table:table-cell table:style-name="ce3" office:value-type="string">
            <text:p>.1079</text:p>
          </table:table-cell>
          <table:table-cell office:value-type="string">
            <text:p>.1067</text:p>
          </table:table-cell>
          <table:table-cell office:value-type="string">
            <text:p>LOUVAIN – LABEL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table:style-name="ce1" office:value-type="string">
            <text:p>.0981</text:p>
          </table:table-cell>
          <table:table-cell table:style-name="ce3" office:value-type="string">
            <text:p>.1088</text:p>
          </table:table-cell>
          <table:table-cell table:style-name="ce1" office:value-type="string">
            <text:p>.0926</text:p>
          </table:table-cell>
          <table:table-cell table:style-name="ce1" office:value-type="string">
            <text:p>.0981</text:p>
          </table:table-cell>
          <table:table-cell office:value-type="string">
            <text:p>.0813</text:p>
          </table:table-cell>
          <table:table-cell office:value-type="string">
            <text:p>LOUVAIN – LABEL</text:p>
          </table:table-cell>
          <table:table-cell table:number-columns-repeated="3"/>
          <table:table-cell office:value-type="string">
            <text:p>macro</text:p>
          </table:table-cell>
          <table:table-cell office:value-type="string">
            <text:p>.0926</text:p>
          </table:table-cell>
          <table:table-cell table:style-name="ce3" office:value-type="string">
            <text:p>.1137</text:p>
          </table:table-cell>
          <table:table-cell office:value-type="string">
            <text:p>.0882</text:p>
          </table:table-cell>
          <table:table-cell office:value-type="string">
            <text:p>.0804</text:p>
          </table:table-cell>
          <table:table-cell office:value-type="string">
            <text:p>.0682</text:p>
          </table:table-cell>
          <table:table-cell office:value-type="string">
            <text:p>LOUVAIN – LABEL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premise</text:p>
          </table:table-cell>
          <table:table-cell table:style-name="ce1" office:value-type="string">
            <text:p>.7621</text:p>
          </table:table-cell>
          <table:table-cell table:style-name="ce1" office:value-type="string">
            <text:p>.8538</text:p>
          </table:table-cell>
          <table:table-cell table:style-name="ce1" office:value-type="string">
            <text:p>.8614</text:p>
          </table:table-cell>
          <table:table-cell table:style-name="ce1" office:value-type="string">
            <text:p>.8693</text:p>
          </table:table-cell>
          <table:table-cell table:style-name="ce3" office:value-type="string">
            <text:p>.8892</text:p>
          </table:table-cell>
          <table:table-cell table:style-name="ce1" office:value-type="string">
            <text:p>RANDOM – BALANCED – SEED 1</text:p>
          </table:table-cell>
          <table:table-cell table:style-name="ce1" office:value-type="float" office:value="5876">
            <text:p>5876</text:p>
          </table:table-cell>
          <table:table-cell table:style-name="ce1" table:number-columns-repeated="2"/>
          <table:table-cell table:style-name="ce1" office:value-type="string">
            <text:p>premise</text:p>
          </table:table-cell>
          <table:table-cell table:style-name="ce2" office:value-type="string">
            <text:p>.7621</text:p>
          </table:table-cell>
          <table:table-cell table:style-name="ce1" office:value-type="string">
            <text:p>.8492</text:p>
          </table:table-cell>
          <table:table-cell table:style-name="ce1" office:value-type="string">
            <text:p>.8584</text:p>
          </table:table-cell>
          <table:table-cell table:style-name="ce2" office:value-type="string">
            <text:p>.8746</text:p>
          </table:table-cell>
          <table:table-cell table:style-name="ce3" office:value-type="string">
            <text:p>.8778</text:p>
          </table:table-cell>
          <table:table-cell office:value-type="string">
            <text:p>RANDOM – BALANCED – SEED 1</text:p>
          </table:table-cell>
        </table:table-row>
        <table:table-row table:style-name="ro1">
          <table:table-cell/>
          <table:table-cell office:value-type="string">
            <text:p>conclusion</text:p>
          </table:table-cell>
          <table:table-cell table:style-name="ce1" office:value-type="string">
            <text:p>.2400</text:p>
          </table:table-cell>
          <table:table-cell table:style-name="ce1" office:value-type="string">
            <text:p>.3333</text:p>
          </table:table-cell>
          <table:table-cell table:style-name="ce1" office:value-type="string">
            <text:p>.3438</text:p>
          </table:table-cell>
          <table:table-cell table:style-name="ce1" office:value-type="string">
            <text:p>.3443</text:p>
          </table:table-cell>
          <table:table-cell table:style-name="ce3" office:value-type="string">
            <text:p>.3784</text:p>
          </table:table-cell>
          <table:table-cell table:style-name="ce1" office:value-type="string">
            <text:p>RANDOM – BALANCED – SEED 1</text:p>
          </table:table-cell>
          <table:table-cell table:style-name="ce1" table:number-columns-repeated="3"/>
          <table:table-cell table:style-name="ce1" office:value-type="string">
            <text:p>conclusion</text:p>
          </table:table-cell>
          <table:table-cell table:style-name="ce1" office:value-type="string">
            <text:p>.2195</text:p>
          </table:table-cell>
          <table:table-cell table:style-name="ce1" office:value-type="string">
            <text:p>.3040</text:p>
          </table:table-cell>
          <table:table-cell table:style-name="ce1" office:value-type="string">
            <text:p>.3096</text:p>
          </table:table-cell>
          <table:table-cell table:style-name="ce5" office:value-type="string">
            <text:p>.3393</text:p>
          </table:table-cell>
          <table:table-cell table:style-name="ce1" office:value-type="string">
            <text:p>.3318</text:p>
          </table:table-cell>
          <table:table-cell office:value-type="string">
            <text:p>RANDOM – BALANCED – SEED 1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table:style-name="ce1" office:value-type="string">
            <text:p>.5010</text:p>
          </table:table-cell>
          <table:table-cell table:style-name="ce1" office:value-type="string">
            <text:p>.5936</text:p>
          </table:table-cell>
          <table:table-cell table:style-name="ce1" office:value-type="string">
            <text:p>.6026</text:p>
          </table:table-cell>
          <table:table-cell table:style-name="ce1" office:value-type="string">
            <text:p>.6068</text:p>
          </table:table-cell>
          <table:table-cell table:style-name="ce3" office:value-type="string">
            <text:p>.6338</text:p>
          </table:table-cell>
          <table:table-cell table:style-name="ce1" office:value-type="string">
            <text:p>RANDOM – BALANCED – SEED 1</text:p>
          </table:table-cell>
          <table:table-cell table:style-name="ce1" table:number-columns-repeated="3"/>
          <table:table-cell table:style-name="ce1" office:value-type="string">
            <text:p>macro</text:p>
          </table:table-cell>
          <table:table-cell table:style-name="ce2" office:value-type="string">
            <text:p>.4908</text:p>
          </table:table-cell>
          <table:table-cell table:style-name="ce1" office:value-type="string">
            <text:p>.5766</text:p>
          </table:table-cell>
          <table:table-cell table:style-name="ce1" office:value-type="string">
            <text:p>.5840</text:p>
          </table:table-cell>
          <table:table-cell table:style-name="ce5" office:value-type="string">
            <text:p>.6069</text:p>
          </table:table-cell>
          <table:table-cell table:style-name="ce1" office:value-type="string">
            <text:p>.6048</text:p>
          </table:table-cell>
          <table:table-cell office:value-type="string">
            <text:p>RANDOM – BALANCED – SEED 1</text:p>
          </table:table-cell>
        </table:table-row>
        <table:table-row table:style-name="ro1">
          <table:table-cell table:number-columns-repeated="2"/>
          <table:table-cell table:style-name="ce1" table:number-columns-repeated="15"/>
          <table:table-cell/>
        </table:table-row>
        <table:table-row table:style-name="ro1">
          <table:table-cell/>
          <table:table-cell office:value-type="string">
            <text:p>premise</text:p>
          </table:table-cell>
          <table:table-cell table:style-name="ce1" office:value-type="string">
            <text:p>.7701</text:p>
          </table:table-cell>
          <table:table-cell table:style-name="ce1" office:value-type="string">
            <text:p>.8780</text:p>
          </table:table-cell>
          <table:table-cell table:style-name="ce1" office:value-type="string">
            <text:p>.8670</text:p>
          </table:table-cell>
          <table:table-cell table:style-name="ce3" office:value-type="string">
            <text:p>.9048</text:p>
          </table:table-cell>
          <table:table-cell table:style-name="ce1" office:value-type="string">
            <text:p>.8928</text:p>
          </table:table-cell>
          <table:table-cell table:style-name="ce1" office:value-type="string">
            <text:p>RANDOM – BALANCED – SEED 2</text:p>
          </table:table-cell>
          <table:table-cell table:style-name="ce1" table:number-columns-repeated="3"/>
          <table:table-cell table:style-name="ce1" office:value-type="string">
            <text:p>premise</text:p>
          </table:table-cell>
          <table:table-cell table:style-name="ce1" office:value-type="string">
            <text:p>.7472</text:p>
          </table:table-cell>
          <table:table-cell table:style-name="ce2" office:value-type="string">
            <text:p>.8652</text:p>
          </table:table-cell>
          <table:table-cell table:style-name="ce2" office:value-type="string">
            <text:p>.8676</text:p>
          </table:table-cell>
          <table:table-cell table:style-name="ce1" office:value-type="string">
            <text:p>.8527</text:p>
          </table:table-cell>
          <table:table-cell table:style-name="ce5" office:value-type="string">
            <text:p>.8801</text:p>
          </table:table-cell>
          <table:table-cell office:value-type="string">
            <text:p>RANDOM – BALANCED – SEED 2</text:p>
          </table:table-cell>
        </table:table-row>
        <table:table-row table:style-name="ro1">
          <table:table-cell/>
          <table:table-cell office:value-type="string">
            <text:p>conclusion</text:p>
          </table:table-cell>
          <table:table-cell table:style-name="ce1" office:value-type="string">
            <text:p>.2543</text:p>
          </table:table-cell>
          <table:table-cell table:style-name="ce1" office:value-type="string">
            <text:p>.3697</text:p>
          </table:table-cell>
          <table:table-cell table:style-name="ce1" office:value-type="string">
            <text:p>.3520</text:p>
          </table:table-cell>
          <table:table-cell table:style-name="ce3" office:value-type="string">
            <text:p>.4231</text:p>
          </table:table-cell>
          <table:table-cell table:style-name="ce1" office:value-type="string">
            <text:p>.3853</text:p>
          </table:table-cell>
          <table:table-cell table:style-name="ce1" office:value-type="string">
            <text:p>RANDOM – BALANCED – SEED 2</text:p>
          </table:table-cell>
          <table:table-cell table:style-name="ce1" table:number-columns-repeated="3"/>
          <table:table-cell table:style-name="ce1" office:value-type="string">
            <text:p>conclusion</text:p>
          </table:table-cell>
          <table:table-cell table:style-name="ce2" office:value-type="string">
            <text:p>.2209</text:p>
          </table:table-cell>
          <table:table-cell table:style-name="ce2" office:value-type="string">
            <text:p>.3190</text:p>
          </table:table-cell>
          <table:table-cell table:style-name="ce2" office:value-type="string">
            <text:p>.3097</text:p>
          </table:table-cell>
          <table:table-cell table:style-name="ce1" office:value-type="string">
            <text:p>.2963</text:p>
          </table:table-cell>
          <table:table-cell table:style-name="ce5" office:value-type="string">
            <text:p>.3545</text:p>
          </table:table-cell>
          <table:table-cell office:value-type="string">
            <text:p>RANDOM – BALANCED – SEED 2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table:style-name="ce1" office:value-type="string">
            <text:p>.5122</text:p>
          </table:table-cell>
          <table:table-cell table:style-name="ce1" office:value-type="string">
            <text:p>.6239</text:p>
          </table:table-cell>
          <table:table-cell table:style-name="ce1" office:value-type="string">
            <text:p>.6095</text:p>
          </table:table-cell>
          <table:table-cell table:style-name="ce3" office:value-type="string">
            <text:p>.6639</text:p>
          </table:table-cell>
          <table:table-cell table:style-name="ce1" office:value-type="string">
            <text:p>.6391</text:p>
          </table:table-cell>
          <table:table-cell table:style-name="ce1" office:value-type="string">
            <text:p>RANDOM – BALANCED – SEED 2</text:p>
          </table:table-cell>
          <table:table-cell table:style-name="ce1" table:number-columns-repeated="3"/>
          <table:table-cell table:style-name="ce1" office:value-type="string">
            <text:p>macro</text:p>
          </table:table-cell>
          <table:table-cell table:style-name="ce1" office:value-type="string">
            <text:p>.4841</text:p>
          </table:table-cell>
          <table:table-cell table:style-name="ce2" office:value-type="string">
            <text:p>.5921</text:p>
          </table:table-cell>
          <table:table-cell table:style-name="ce2" office:value-type="string">
            <text:p>.5887</text:p>
          </table:table-cell>
          <table:table-cell table:style-name="ce1" office:value-type="string">
            <text:p>.5745</text:p>
          </table:table-cell>
          <table:table-cell table:style-name="ce5" office:value-type="string">
            <text:p>.6173</text:p>
          </table:table-cell>
          <table:table-cell office:value-type="string">
            <text:p>RANDOM – BALANCED – SEED 2</text:p>
          </table:table-cell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14"/>
        </table:table-row>
        <table:table-row table:style-name="ro1">
          <table:table-cell/>
          <table:table-cell office:value-type="string">
            <text:p>premise</text:p>
          </table:table-cell>
          <table:table-cell table:style-name="ce1" office:value-type="string">
            <text:p>.9688</text:p>
          </table:table-cell>
          <table:table-cell table:style-name="ce1"/>
          <table:table-cell table:number-columns-repeated="3"/>
          <table:table-cell office:value-type="string">
            <text:p>ZERO SHOT</text:p>
          </table:table-cell>
          <table:table-cell office:value-type="float" office:value="5916">
            <text:p>5916</text:p>
          </table:table-cell>
          <table:table-cell table:number-columns-repeated="2"/>
          <table:table-cell office:value-type="string">
            <text:p>premise</text:p>
          </table:table-cell>
          <table:table-cell office:value-type="string">
            <text:p>.9741</text:p>
          </table:table-cell>
          <table:table-cell table:number-columns-repeated="4"/>
          <table:table-cell office:value-type="string">
            <text:p>ZERO SHOT</text:p>
          </table:table-cell>
        </table:table-row>
        <table:table-row table:style-name="ro1">
          <table:table-cell/>
          <table:table-cell office:value-type="string">
            <text:p>conclusion</text:p>
          </table:table-cell>
          <table:table-cell table:style-name="ce1" office:value-type="string">
            <text:p>.2143</text:p>
          </table:table-cell>
          <table:table-cell table:style-name="ce1"/>
          <table:table-cell table:number-columns-repeated="3"/>
          <table:table-cell office:value-type="string">
            <text:p>ZERO SHOT</text:p>
          </table:table-cell>
          <table:table-cell table:number-columns-repeated="3"/>
          <table:table-cell office:value-type="string">
            <text:p>conclusion</text:p>
          </table:table-cell>
          <table:table-cell office:value-type="string">
            <text:p>.3137</text:p>
          </table:table-cell>
          <table:table-cell table:number-columns-repeated="4"/>
          <table:table-cell office:value-type="string">
            <text:p>ZERO SHOT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table:style-name="ce1" office:value-type="string">
            <text:p>.5916</text:p>
          </table:table-cell>
          <table:table-cell table:style-name="ce1"/>
          <table:table-cell table:number-columns-repeated="3"/>
          <table:table-cell office:value-type="string">
            <text:p>ZERO SHOT</text:p>
          </table:table-cell>
          <table:table-cell table:number-columns-repeated="3"/>
          <table:table-cell office:value-type="string">
            <text:p>macro</text:p>
          </table:table-cell>
          <table:table-cell office:value-type="string">
            <text:p>.6439</text:p>
          </table:table-cell>
          <table:table-cell table:number-columns-repeated="4"/>
          <table:table-cell office:value-type="string">
            <text:p>ZERO SHOT</text:p>
          </table:table-cell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14"/>
        </table:table-row>
        <table:table-row table:style-name="ro1">
          <table:table-cell/>
          <table:table-cell office:value-type="string">
            <text:p>premise</text:p>
          </table:table-cell>
          <table:table-cell table:style-name="ce1" office:value-type="string">
            <text:p>.8344</text:p>
          </table:table-cell>
          <table:table-cell table:style-name="ce1" office:value-type="string">
            <text:p>.8836</text:p>
          </table:table-cell>
          <table:table-cell table:style-name="ce1" office:value-type="string">
            <text:p>.9167</text:p>
          </table:table-cell>
          <table:table-cell table:style-name="ce1" office:value-type="string">
            <text:p>.9125</text:p>
          </table:table-cell>
          <table:table-cell table:style-name="ce3" office:value-type="string">
            <text:p>.9178</text:p>
          </table:table-cell>
          <table:table-cell office:value-type="string">
            <text:p>LOUVAIN – BALANCED 1,.01</text:p>
          </table:table-cell>
          <table:table-cell office:value-type="float" office:value="6195">
            <text:p>6195</text:p>
          </table:table-cell>
          <table:table-cell table:number-columns-repeated="2"/>
          <table:table-cell office:value-type="string">
            <text:p>premise</text:p>
          </table:table-cell>
          <table:table-cell table:number-columns-repeated="5"/>
          <table:table-cell office:value-type="string">
            <text:p>LOUVAIN – BALANCED 1,.01</text:p>
          </table:table-cell>
        </table:table-row>
        <table:table-row table:style-name="ro1">
          <table:table-cell/>
          <table:table-cell office:value-type="string">
            <text:p>conclusion</text:p>
          </table:table-cell>
          <table:table-cell table:style-name="ce1" office:value-type="string">
            <text:p>.2308</text:p>
          </table:table-cell>
          <table:table-cell table:style-name="ce1" office:value-type="string">
            <text:p>.3178</text:p>
          </table:table-cell>
          <table:table-cell table:style-name="ce1" office:value-type="string">
            <text:p>.3721</text:p>
          </table:table-cell>
          <table:table-cell table:style-name="ce1" office:value-type="string">
            <text:p>.4043</text:p>
          </table:table-cell>
          <table:table-cell table:style-name="ce3" office:value-type="string">
            <text:p>.4045</text:p>
          </table:table-cell>
          <table:table-cell office:value-type="string">
            <text:p>LOUVAIN – BALANCED 1,.01</text:p>
          </table:table-cell>
          <table:table-cell table:number-columns-repeated="3"/>
          <table:table-cell office:value-type="string">
            <text:p>conclusion</text:p>
          </table:table-cell>
          <table:table-cell table:number-columns-repeated="5"/>
          <table:table-cell office:value-type="string">
            <text:p>LOUVAIN – BALANCED 1,.01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table:style-name="ce1" office:value-type="string">
            <text:p>.5326</text:p>
          </table:table-cell>
          <table:table-cell table:style-name="ce1" office:value-type="string">
            <text:p>.6007</text:p>
          </table:table-cell>
          <table:table-cell table:style-name="ce1" office:value-type="string">
            <text:p>.6444</text:p>
          </table:table-cell>
          <table:table-cell table:style-name="ce1" office:value-type="string">
            <text:p>.6584</text:p>
          </table:table-cell>
          <table:table-cell table:style-name="ce3" office:value-type="string">
            <text:p>.6612</text:p>
          </table:table-cell>
          <table:table-cell office:value-type="string">
            <text:p>LOUVAIN – BALANCED 1,.01</text:p>
          </table:table-cell>
          <table:table-cell table:number-columns-repeated="3"/>
          <table:table-cell office:value-type="string">
            <text:p>macro</text:p>
          </table:table-cell>
          <table:table-cell table:number-columns-repeated="5"/>
          <table:table-cell office:value-type="string">
            <text:p>LOUVAIN – BALANCED 1,.01</text:p>
          </table:table-cell>
        </table:table-row>
        <table:table-row table:style-name="ro1">
          <table:table-cell table:number-columns-repeated="2"/>
          <table:table-cell table:style-name="ce1" table:number-columns-repeated="5"/>
          <table:table-cell table:number-columns-repeated="11"/>
        </table:table-row>
        <table:table-row table:style-name="ro1">
          <table:table-cell/>
          <table:table-cell office:value-type="string">
            <text:p>premise</text:p>
          </table:table-cell>
          <table:table-cell table:style-name="ce1" office:value-type="string">
            <text:p>.8235</text:p>
          </table:table-cell>
          <table:table-cell table:style-name="ce1" office:value-type="string">
            <text:p>.8868</text:p>
          </table:table-cell>
          <table:table-cell table:style-name="ce3" office:value-type="string">
            <office:annotation office:display="true" draw:style-name="gr1" draw:text-style-name="P2" svg:width="2.899cm" svg:height="2.966cm" svg:x="25.081cm" svg:y="14.445cm" draw:caption-point-x="-13.801cm" draw:caption-point-y="5.888cm">
              <dc:date>2025-02-01T00:00:00</dc:date>
              <text:p text:style-name="P1"><text:span text:style-name="T1">Stesso score di KNN balanced, ma sia gli esempi che gli output sono effettivamente diversi</text:span></text:p>
            </office:annotation>
            <text:p>.9276</text:p>
          </table:table-cell>
          <table:table-cell table:style-name="ce1" office:value-type="string">
            <text:p>.8903</text:p>
          </table:table-cell>
          <table:table-cell table:style-name="ce1" office:value-type="string">
            <text:p>.9128</text:p>
          </table:table-cell>
          <table:table-cell office:value-type="string">
            <text:p>LOUVAIN – BALANCED 1,.02</text:p>
          </table:table-cell>
          <table:table-cell office:value-type="float" office:value="6203">
            <text:p>6203</text:p>
          </table:table-cell>
          <table:table-cell table:number-columns-repeated="2"/>
          <table:table-cell office:value-type="string">
            <text:p>premise</text:p>
          </table:table-cell>
          <table:table-cell table:number-columns-repeated="5"/>
          <table:table-cell office:value-type="string">
            <text:p>LOUVAIN – BALANCED 1,.02</text:p>
          </table:table-cell>
        </table:table-row>
        <table:table-row table:style-name="ro1">
          <table:table-cell/>
          <table:table-cell office:value-type="string">
            <text:p>conclusion</text:p>
          </table:table-cell>
          <table:table-cell table:style-name="ce1" office:value-type="string">
            <text:p>.2446</text:p>
          </table:table-cell>
          <table:table-cell table:style-name="ce1" office:value-type="string">
            <text:p>.3364</text:p>
          </table:table-cell>
          <table:table-cell table:style-name="ce3" office:value-type="string">
            <text:p>.4471</text:p>
          </table:table-cell>
          <table:table-cell table:style-name="ce1" office:value-type="string">
            <text:p>.3429</text:p>
          </table:table-cell>
          <table:table-cell table:style-name="ce1" office:value-type="string">
            <text:p>.3913</text:p>
          </table:table-cell>
          <table:table-cell office:value-type="string">
            <text:p>LOUVAIN – BALANCED 1,.02</text:p>
          </table:table-cell>
          <table:table-cell table:number-columns-repeated="3"/>
          <table:table-cell office:value-type="string">
            <text:p>conclusion</text:p>
          </table:table-cell>
          <table:table-cell table:number-columns-repeated="5"/>
          <table:table-cell office:value-type="string">
            <text:p>LOUVAIN – BALANCED 1,.02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table:style-name="ce1" office:value-type="string">
            <text:p>.5341</text:p>
          </table:table-cell>
          <table:table-cell table:style-name="ce1" office:value-type="string">
            <text:p>.6116</text:p>
          </table:table-cell>
          <table:table-cell table:style-name="ce3" office:value-type="string">
            <text:p>.6873</text:p>
          </table:table-cell>
          <table:table-cell table:style-name="ce1" office:value-type="string">
            <text:p>.6166</text:p>
          </table:table-cell>
          <table:table-cell table:style-name="ce1" office:value-type="string">
            <text:p>.6520</text:p>
          </table:table-cell>
          <table:table-cell office:value-type="string">
            <text:p>LOUVAIN – BALANCED 1,.02</text:p>
          </table:table-cell>
          <table:table-cell table:number-columns-repeated="3"/>
          <table:table-cell office:value-type="string">
            <text:p>macro</text:p>
          </table:table-cell>
          <table:table-cell table:number-columns-repeated="5"/>
          <table:table-cell office:value-type="string">
            <text:p>LOUVAIN – BALANCED 1,.02</text:p>
          </table:table-cell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14"/>
        </table:table-row>
        <table:table-row table:style-name="ro1">
          <table:table-cell/>
          <table:table-cell office:value-type="string">
            <text:p>premise</text:p>
          </table:table-cell>
          <table:table-cell office:value-type="string">
            <text:p>.8134</text:p>
          </table:table-cell>
          <table:table-cell table:style-name="ce1" office:value-type="string">
            <text:p>.8682</text:p>
          </table:table-cell>
          <table:table-cell office:value-type="string">
            <text:p>.9147</text:p>
          </table:table-cell>
          <table:table-cell table:style-name="ce1" office:value-type="string">
            <text:p>.9156</text:p>
          </table:table-cell>
          <table:table-cell table:style-name="ce3" office:value-type="string">
            <text:p>.9264</text:p>
          </table:table-cell>
          <table:table-cell office:value-type="string">
            <text:p>LOUVAIN – BALANCED 1,.005</text:p>
          </table:table-cell>
          <table:table-cell office:value-type="float" office:value="6130">
            <text:p>613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nclusion</text:p>
          </table:table-cell>
          <table:table-cell office:value-type="string">
            <text:p>.2014</text:p>
          </table:table-cell>
          <table:table-cell table:style-name="ce1" office:value-type="string">
            <text:p>.2679</text:p>
          </table:table-cell>
          <table:table-cell office:value-type="string">
            <text:p>.3820</text:p>
          </table:table-cell>
          <table:table-cell table:style-name="ce1" office:value-type="string">
            <text:p>.4255</text:p>
          </table:table-cell>
          <table:table-cell table:style-name="ce3" office:value-type="string">
            <text:p>.4146</text:p>
          </table:table-cell>
          <table:table-cell office:value-type="string">
            <text:p>LOUVAIN – BALANCED 1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</text:p>
          </table:table-cell>
          <table:table-cell office:value-type="string">
            <text:p>.5074</text:p>
          </table:table-cell>
          <table:table-cell table:style-name="ce1" office:value-type="string">
            <text:p>.5680</text:p>
          </table:table-cell>
          <table:table-cell office:value-type="string">
            <text:p>.6484</text:p>
          </table:table-cell>
          <table:table-cell table:style-name="ce3" office:value-type="string">
            <text:p>.6706</text:p>
          </table:table-cell>
          <table:table-cell table:style-name="ce1" office:value-type="string">
            <text:p>.6705</text:p>
          </table:table-cell>
          <table:table-cell office:value-type="string">
            <text:p>LOUVAIN – BALANCED 1,.005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office:value-type="string">
            <text:p>premise</text:p>
          </table:table-cell>
          <table:table-cell office:value-type="string">
            <text:p>.8162</text:p>
          </table:table-cell>
          <table:table-cell table:style-name="ce1" office:value-type="string">
            <text:p>.8776</text:p>
          </table:table-cell>
          <table:table-cell office:value-type="string">
            <text:p>.9161</text:p>
          </table:table-cell>
          <table:table-cell office:value-type="string">
            <text:p>.9130</text:p>
          </table:table-cell>
          <table:table-cell table:style-name="ce3" office:value-type="string">
            <text:p>.9209</text:p>
          </table:table-cell>
          <table:table-cell office:value-type="string">
            <text:p>LOUVAIN – BALANCED .5,.01</text:p>
          </table:table-cell>
          <table:table-cell office:value-type="float" office:value="6142">
            <text:p>614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nclusion</text:p>
          </table:table-cell>
          <table:table-cell office:value-type="string">
            <text:p>.2270</text:p>
          </table:table-cell>
          <table:table-cell table:style-name="ce1" office:value-type="string">
            <text:p>.2667</text:p>
          </table:table-cell>
          <table:table-cell office:value-type="string">
            <text:p>.4000</text:p>
          </table:table-cell>
          <table:table-cell office:value-type="string">
            <text:p>.3778</text:p>
          </table:table-cell>
          <table:table-cell table:style-name="ce3" office:value-type="string">
            <text:p>.4279</text:p>
          </table:table-cell>
          <table:table-cell office:value-type="string">
            <text:p>LOUVAIN – BALANCED .5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</text:p>
          </table:table-cell>
          <table:table-cell office:value-type="string">
            <text:p>.5216</text:p>
          </table:table-cell>
          <table:table-cell table:style-name="ce1" office:value-type="string">
            <text:p>.5721</text:p>
          </table:table-cell>
          <table:table-cell office:value-type="string">
            <text:p>.6581</text:p>
          </table:table-cell>
          <table:table-cell office:value-type="string">
            <text:p>.6454</text:p>
          </table:table-cell>
          <table:table-cell table:style-name="ce3" office:value-type="string">
            <text:p>.6739</text:p>
          </table:table-cell>
          <table:table-cell office:value-type="string">
            <text:p>LOUVAIN – BALANCED .5,.01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>
            <text:p>premise</text:p>
          </table:table-cell>
          <table:table-cell table:style-name="ce1" office:value-type="string">
            <text:p>.8487</text:p>
          </table:table-cell>
          <table:table-cell table:style-name="ce1" office:value-type="string">
            <text:p>.8882</text:p>
          </table:table-cell>
          <table:table-cell table:style-name="ce3" office:value-type="string">
            <text:p>.9209</text:p>
          </table:table-cell>
          <table:table-cell office:value-type="string">
            <text:p>.9088</text:p>
          </table:table-cell>
          <table:table-cell office:value-type="string">
            <text:p>.9105</text:p>
          </table:table-cell>
          <table:table-cell office:value-type="string">
            <text:p>LOUVAIN – BALANCED .5,.02</text:p>
          </table:table-cell>
          <table:table-cell office:value-type="float" office:value="6277">
            <text:p>627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nclusion</text:p>
          </table:table-cell>
          <table:table-cell table:style-name="ce1" office:value-type="string">
            <text:p>.2698</text:p>
          </table:table-cell>
          <table:table-cell office:value-type="string">
            <text:p>.2828</text:p>
          </table:table-cell>
          <table:table-cell table:style-name="ce3" office:value-type="string">
            <text:p>.4270</text:p>
          </table:table-cell>
          <table:table-cell office:value-type="string">
            <text:p>.4082</text:p>
          </table:table-cell>
          <table:table-cell office:value-type="string">
            <text:p>.4124</text:p>
          </table:table-cell>
          <table:table-cell office:value-type="string">
            <text:p>LOUVAIN – BALANCED .5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</text:p>
          </table:table-cell>
          <table:table-cell table:style-name="ce1" office:value-type="string">
            <text:p>.5593</text:p>
          </table:table-cell>
          <table:table-cell office:value-type="string">
            <text:p>.5855</text:p>
          </table:table-cell>
          <table:table-cell table:style-name="ce3" office:value-type="string">
            <text:p>.6739</text:p>
          </table:table-cell>
          <table:table-cell office:value-type="string">
            <text:p>.6585</text:p>
          </table:table-cell>
          <table:table-cell office:value-type="string">
            <text:p>.6614</text:p>
          </table:table-cell>
          <table:table-cell office:value-type="string">
            <text:p>LOUVAIN – BALANCED .5,.02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>
            <text:p>premise</text:p>
          </table:table-cell>
          <table:table-cell office:value-type="string">
            <text:p>.8200</text:p>
          </table:table-cell>
          <table:table-cell office:value-type="string">
            <text:p>.8800</text:p>
          </table:table-cell>
          <table:table-cell office:value-type="string">
            <text:p>.9209</text:p>
          </table:table-cell>
          <table:table-cell office:value-type="string">
            <text:p>.9085</text:p>
          </table:table-cell>
          <table:table-cell office:value-type="string">
            <text:p>.9257</text:p>
          </table:table-cell>
          <table:table-cell office:value-type="string">
            <text:p>LOUVAIN – BALANCED .5,.005</text:p>
          </table:table-cell>
          <table:table-cell office:value-type="float" office:value="6263">
            <text:p>626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nclusion</text:p>
          </table:table-cell>
          <table:table-cell office:value-type="string">
            <text:p>.1940</text:p>
          </table:table-cell>
          <table:table-cell office:value-type="string">
            <text:p>.3119</text:p>
          </table:table-cell>
          <table:table-cell office:value-type="string">
            <text:p>.4270</text:p>
          </table:table-cell>
          <table:table-cell office:value-type="string">
            <text:p>.4200</text:p>
          </table:table-cell>
          <table:table-cell office:value-type="string">
            <text:p>.4545</text:p>
          </table:table-cell>
          <table:table-cell office:value-type="string">
            <text:p>LOUVAIN – BALANCED .5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</text:p>
          </table:table-cell>
          <table:table-cell office:value-type="string">
            <text:p>.5070</text:p>
          </table:table-cell>
          <table:table-cell office:value-type="string">
            <text:p>.5960</text:p>
          </table:table-cell>
          <table:table-cell office:value-type="string">
            <text:p>.6739</text:p>
          </table:table-cell>
          <table:table-cell office:value-type="string">
            <text:p>.6643</text:p>
          </table:table-cell>
          <table:table-cell office:value-type="string">
            <text:p>.6901</text:p>
          </table:table-cell>
          <table:table-cell office:value-type="string">
            <text:p>LOUVAIN – BALANCED .5,.005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premise</text:p>
          </table:table-cell>
          <table:table-cell table:number-columns-repeated="5"/>
          <table:table-cell office:value-type="string">
            <text:p>LOUVAIN – BALANCED 1,.01</text:p>
          </table:table-cell>
          <table:table-cell office:value-type="string">
            <text:p>? se ho tempo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nclusion</text:p>
          </table:table-cell>
          <table:table-cell table:number-columns-repeated="5"/>
          <table:table-cell office:value-type="string">
            <text:p>LOUVAIN – BALANCED 1,.01</text:p>
          </table:table-cell>
          <table:table-cell office:value-type="string">
            <text:p>? se ho tempo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macro</text:p>
          </table:table-cell>
          <table:table-cell table:number-columns-repeated="5"/>
          <table:table-cell office:value-type="string">
            <text:p>LOUVAIN – BALANCED 1,.01</text:p>
          </table:table-cell>
          <table:table-cell office:value-type="string">
            <text:p>? se ho tempo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premise</text:p>
          </table:table-cell>
          <table:table-cell table:number-columns-repeated="5"/>
          <table:table-cell office:value-type="string">
            <text:p>LOUVAIN – BALANCED 1,.02</text:p>
          </table:table-cell>
          <table:table-cell office:value-type="string">
            <text:p>? se ho tempo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nclusion</text:p>
          </table:table-cell>
          <table:table-cell table:number-columns-repeated="5"/>
          <table:table-cell office:value-type="string">
            <text:p>LOUVAIN – BALANCED 1,.02</text:p>
          </table:table-cell>
          <table:table-cell office:value-type="string">
            <text:p>? se ho tempo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macro</text:p>
          </table:table-cell>
          <table:table-cell table:number-columns-repeated="5"/>
          <table:table-cell office:value-type="string">
            <text:p>LOUVAIN – BALANCED 1,.02</text:p>
          </table:table-cell>
          <table:table-cell office:value-type="string">
            <text:p>? se ho tempo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premise</text:p>
          </table:table-cell>
          <table:table-cell table:number-columns-repeated="5"/>
          <table:table-cell office:value-type="string">
            <text:p>LOUVAIN – BALANCED 1,.005</text:p>
          </table:table-cell>
          <table:table-cell office:value-type="string">
            <text:p>? se ho tempo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nclusion</text:p>
          </table:table-cell>
          <table:table-cell table:number-columns-repeated="5"/>
          <table:table-cell office:value-type="string">
            <text:p>LOUVAIN – BALANCED 1,.005</text:p>
          </table:table-cell>
          <table:table-cell office:value-type="string">
            <text:p>? se ho tempo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macro</text:p>
          </table:table-cell>
          <table:table-cell table:number-columns-repeated="5"/>
          <table:table-cell office:value-type="string">
            <text:p>LOUVAIN – BALANCED 1,.005</text:p>
          </table:table-cell>
          <table:table-cell office:value-type="string">
            <text:p>? se ho tempo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premise</text:p>
          </table:table-cell>
          <table:table-cell table:style-name="ce2" office:value-type="string">
            <text:p>.8750</text:p>
          </table:table-cell>
          <table:table-cell table:style-name="ce2" office:value-type="string">
            <text:p>.9342</text:p>
          </table:table-cell>
          <table:table-cell table:style-name="ce1" office:value-type="string">
            <text:p>.9276</text:p>
          </table:table-cell>
          <table:table-cell table:style-name="ce2" office:value-type="string">
            <text:p>.9274</text:p>
          </table:table-cell>
          <table:table-cell table:style-name="ce5" office:value-type="string">
            <text:p>.9403</text:p>
          </table:table-cell>
          <table:table-cell office:value-type="string">
            <text:p>KNN – BALANCED</text:p>
          </table:table-cell>
          <table:table-cell table:style-name="ce2" office:value-type="float" office:value="6790">
            <text:p>679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nclusion</text:p>
          </table:table-cell>
          <table:table-cell table:style-name="ce2" office:value-type="string">
            <text:p>.2909</text:p>
          </table:table-cell>
          <table:table-cell table:style-name="ce2" office:value-type="string">
            <text:p>.4691</text:p>
          </table:table-cell>
          <table:table-cell table:style-name="ce1" office:value-type="string">
            <text:p>.4471</text:p>
          </table:table-cell>
          <table:table-cell table:style-name="ce1" office:value-type="string">
            <text:p>.4598</text:p>
          </table:table-cell>
          <table:table-cell table:style-name="ce5" office:value-type="string">
            <text:p>.5185</text:p>
          </table:table-cell>
          <table:table-cell office:value-type="string">
            <text:p>KNN – BALANCED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</text:p>
          </table:table-cell>
          <table:table-cell table:style-name="ce2" office:value-type="string">
            <text:p>.5830</text:p>
          </table:table-cell>
          <table:table-cell table:style-name="ce2" office:value-type="string">
            <text:p>.7016</text:p>
          </table:table-cell>
          <table:table-cell table:style-name="ce1" office:value-type="string">
            <text:p>.6873</text:p>
          </table:table-cell>
          <table:table-cell table:style-name="ce1" office:value-type="string">
            <text:p>.6936</text:p>
          </table:table-cell>
          <table:table-cell table:style-name="ce5" office:value-type="string">
            <text:p>.7294</text:p>
          </table:table-cell>
          <table:table-cell office:value-type="string">
            <text:p>KNN – BALANCED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"/>
          <table:table-cell table:number-columns-repeated="13"/>
        </table:table-row>
        <table:table-row table:style-name="ro1">
          <table:table-cell/>
          <table:table-cell office:value-type="string">
            <text:p>premise</text:p>
          </table:table-cell>
          <table:table-cell office:value-type="string">
            <text:p>.8344</text:p>
          </table:table-cell>
          <table:table-cell office:value-type="string">
            <text:p>.9042</text:p>
          </table:table-cell>
          <table:table-cell table:style-name="ce1" office:value-type="string">
            <text:p>.9274</text:p>
          </table:table-cell>
          <table:table-cell office:value-type="string">
            <text:p>.9219</text:p>
          </table:table-cell>
          <table:table-cell table:style-name="ce3" office:value-type="string">
            <text:p>.9370</text:p>
          </table:table-cell>
          <table:table-cell office:value-type="string">
            <text:p>LOUVAIN – BALANCED SMALL,.01</text:p>
          </table:table-cell>
          <table:table-cell office:value-type="float" office:value="6640">
            <text:p>664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nclusion</text:p>
          </table:table-cell>
          <table:table-cell office:value-type="string">
            <text:p>.2783</text:p>
          </table:table-cell>
          <table:table-cell office:value-type="string">
            <text:p>.3711</text:p>
          </table:table-cell>
          <table:table-cell table:style-name="ce1" office:value-type="string">
            <text:p>.4598</text:p>
          </table:table-cell>
          <table:table-cell table:style-name="ce2" office:value-type="string">
            <text:p>.4681</text:p>
          </table:table-cell>
          <table:table-cell table:style-name="ce3" office:value-type="string">
            <text:p>.5060</text:p>
          </table:table-cell>
          <table:table-cell office:value-type="string">
            <text:p>LOUVAIN – BALANCED SMALL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</text:p>
          </table:table-cell>
          <table:table-cell office:value-type="string">
            <text:p>.5721</text:p>
          </table:table-cell>
          <table:table-cell office:value-type="string">
            <text:p>.6377</text:p>
          </table:table-cell>
          <table:table-cell table:style-name="ce1" office:value-type="string">
            <text:p>.6936</text:p>
          </table:table-cell>
          <table:table-cell table:style-name="ce2" office:value-type="string">
            <text:p>.6950</text:p>
          </table:table-cell>
          <table:table-cell table:style-name="ce3" office:value-type="string">
            <text:p>.7215</text:p>
          </table:table-cell>
          <table:table-cell office:value-type="string">
            <text:p>LOUVAIN – BALANCED SMALL,.01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premise</text:p>
          </table:table-cell>
          <table:table-cell office:value-type="string">
            <text:p>.8641</text:p>
          </table:table-cell>
          <table:table-cell office:value-type="string">
            <text:p>.8945</text:p>
          </table:table-cell>
          <table:table-cell table:style-name="ce3" office:value-type="string">
            <text:p>.9342</text:p>
          </table:table-cell>
          <table:table-cell office:value-type="string">
            <text:p>.9173</text:p>
          </table:table-cell>
          <table:table-cell office:value-type="string">
            <text:p>.9286</text:p>
          </table:table-cell>
          <table:table-cell office:value-type="string">
            <text:p>LOUVAIN – BALANCED SMALL,.02</text:p>
          </table:table-cell>
          <table:table-cell office:value-type="float" office:value="6526">
            <text:p>652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nclusion</text:p>
          </table:table-cell>
          <table:table-cell office:value-type="string">
            <text:p>.2759</text:p>
          </table:table-cell>
          <table:table-cell office:value-type="string">
            <text:p>.3232</text:p>
          </table:table-cell>
          <table:table-cell table:style-name="ce1" office:value-type="string">
            <text:p>.4691</text:p>
          </table:table-cell>
          <table:table-cell office:value-type="string">
            <text:p>.4301</text:p>
          </table:table-cell>
          <table:table-cell table:style-name="ce3" office:value-type="string">
            <text:p>.4889</text:p>
          </table:table-cell>
          <table:table-cell office:value-type="string">
            <text:p>LOUVAIN – BALANCED SMALL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</text:p>
          </table:table-cell>
          <table:table-cell office:value-type="string">
            <text:p>.5700</text:p>
          </table:table-cell>
          <table:table-cell office:value-type="string">
            <text:p>.6089</text:p>
          </table:table-cell>
          <table:table-cell table:style-name="ce1" office:value-type="string">
            <text:p>.7016</text:p>
          </table:table-cell>
          <table:table-cell office:value-type="string">
            <text:p>.6737</text:p>
          </table:table-cell>
          <table:table-cell table:style-name="ce3" office:value-type="string">
            <text:p>.7087</text:p>
          </table:table-cell>
          <table:table-cell office:value-type="string">
            <text:p>LOUVAIN – BALANCED SMALL,.02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premise</text:p>
          </table:table-cell>
          <table:table-cell office:value-type="string">
            <text:p>.8645</text:p>
          </table:table-cell>
          <table:table-cell office:value-type="string">
            <text:p>.8991</text:p>
          </table:table-cell>
          <table:table-cell table:style-name="ce5" office:value-type="string">
            <text:p>.9372</text:p>
          </table:table-cell>
          <table:table-cell office:value-type="string">
            <text:p>.9188</text:p>
          </table:table-cell>
          <table:table-cell table:style-name="ce1" office:value-type="string">
            <text:p>.9370</text:p>
          </table:table-cell>
          <table:table-cell office:value-type="string">
            <text:p>LOUVAIN – BALANCED SMALL,.005</text:p>
          </table:table-cell>
          <table:table-cell office:value-type="float" office:value="6626">
            <text:p>662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nclusion</text:p>
          </table:table-cell>
          <table:table-cell office:value-type="string">
            <text:p>.2632</text:p>
          </table:table-cell>
          <table:table-cell office:value-type="string">
            <text:p>.3600</text:p>
          </table:table-cell>
          <table:table-cell table:style-name="ce2" office:value-type="string">
            <text:p>.4938</text:p>
          </table:table-cell>
          <table:table-cell office:value-type="string">
            <text:p>.4468</text:p>
          </table:table-cell>
          <table:table-cell table:style-name="ce3" office:value-type="string">
            <text:p>.5060</text:p>
          </table:table-cell>
          <table:table-cell office:value-type="string">
            <text:p>LOUVAIN – BALANCED SMALL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</text:p>
          </table:table-cell>
          <table:table-cell office:value-type="string">
            <text:p>.5638</text:p>
          </table:table-cell>
          <table:table-cell office:value-type="string">
            <text:p>.6295</text:p>
          </table:table-cell>
          <table:table-cell table:style-name="ce2" office:value-type="string">
            <text:p>.7155</text:p>
          </table:table-cell>
          <table:table-cell office:value-type="string">
            <text:p>.6828</text:p>
          </table:table-cell>
          <table:table-cell table:style-name="ce3" office:value-type="string">
            <text:p>.7215</text:p>
          </table:table-cell>
          <table:table-cell office:value-type="string">
            <text:p>LOUVAIN – BALANCED SMALL,.005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premise</text:p>
          </table:table-cell>
          <table:table-cell office:value-type="string">
            <text:p>.0872</text:p>
          </table:table-cell>
          <table:table-cell office:value-type="string">
            <text:p>.0613</text:p>
          </table:table-cell>
          <table:table-cell office:value-type="string">
            <text:p>.0669</text:p>
          </table:table-cell>
          <table:table-cell table:style-name="ce3" office:value-type="string">
            <text:p>.0826</text:p>
          </table:table-cell>
          <table:table-cell office:value-type="string">
            <text:p>.0776</text:p>
          </table:table-cell>
          <table:table-cell office:value-type="string">
            <text:p>LOUVAIN – 1,.01</text:p>
          </table:table-cell>
          <table:table-cell office:value-type="float" office:value="880">
            <text:p>88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nclusion</text:p>
          </table:table-cell>
          <table:table-cell office:value-type="string">
            <text:p>.0872</text:p>
          </table:table-cell>
          <table:table-cell office:value-type="string">
            <text:p>.1013</text:p>
          </table:table-cell>
          <table:table-cell office:value-type="string">
            <text:p>.1067</text:p>
          </table:table-cell>
          <table:table-cell office:value-type="string">
            <text:p>.1024</text:p>
          </table:table-cell>
          <table:table-cell table:style-name="ce3" office:value-type="string">
            <text:p>.1072</text:p>
          </table:table-cell>
          <table:table-cell office:value-type="string">
            <text:p>LOUVAIN – 1,.0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</text:p>
          </table:table-cell>
          <table:table-cell office:value-type="string">
            <text:p>.0872</text:p>
          </table:table-cell>
          <table:table-cell office:value-type="string">
            <text:p>.0813</text:p>
          </table:table-cell>
          <table:table-cell office:value-type="string">
            <text:p>.0868</text:p>
          </table:table-cell>
          <table:table-cell table:style-name="ce3" office:value-type="string">
            <text:p>.0925</text:p>
          </table:table-cell>
          <table:table-cell office:value-type="string">
            <text:p>.0924</text:p>
          </table:table-cell>
          <table:table-cell office:value-type="string">
            <text:p>LOUVAIN – 1,.01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premise</text:p>
          </table:table-cell>
          <table:table-cell table:style-name="ce3" office:value-type="string">
            <text:p>.0877</text:p>
          </table:table-cell>
          <table:table-cell office:value-type="string">
            <text:p>.0394</text:p>
          </table:table-cell>
          <table:table-cell office:value-type="string">
            <text:p>.0446</text:p>
          </table:table-cell>
          <table:table-cell office:value-type="string">
            <text:p>.0556</text:p>
          </table:table-cell>
          <table:table-cell office:value-type="string">
            <text:p>.0829</text:p>
          </table:table-cell>
          <table:table-cell office:value-type="string">
            <text:p>LOUVAIN – 1,.02</text:p>
          </table:table-cell>
          <table:table-cell office:value-type="float" office:value="792">
            <text:p>79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nclusion</text:p>
          </table:table-cell>
          <table:table-cell office:value-type="string">
            <text:p>.0976</text:p>
          </table:table-cell>
          <table:table-cell office:value-type="string">
            <text:p>.1003</text:p>
          </table:table-cell>
          <table:table-cell office:value-type="string">
            <text:p>.0853</text:p>
          </table:table-cell>
          <table:table-cell office:value-type="string">
            <text:p>.0909</text:p>
          </table:table-cell>
          <table:table-cell table:style-name="ce3" office:value-type="string">
            <text:p>.1075</text:p>
          </table:table-cell>
          <table:table-cell office:value-type="string">
            <text:p>LOUVAIN – 1,.02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</text:p>
          </table:table-cell>
          <table:table-cell office:value-type="string">
            <text:p>.0926</text:p>
          </table:table-cell>
          <table:table-cell office:value-type="string">
            <text:p>.0699</text:p>
          </table:table-cell>
          <table:table-cell office:value-type="string">
            <text:p>.0650</text:p>
          </table:table-cell>
          <table:table-cell office:value-type="string">
            <text:p>.0732</text:p>
          </table:table-cell>
          <table:table-cell table:style-name="ce3" office:value-type="string">
            <text:p>.0952</text:p>
          </table:table-cell>
          <table:table-cell office:value-type="string">
            <text:p>LOUVAIN – 1,.02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premise</text:p>
          </table:table-cell>
          <table:table-cell office:value-type="string">
            <text:p>.0815</text:p>
          </table:table-cell>
          <table:table-cell office:value-type="string">
            <text:p>.0504</text:p>
          </table:table-cell>
          <table:table-cell office:value-type="string">
            <text:p>.0667</text:p>
          </table:table-cell>
          <table:table-cell office:value-type="string">
            <text:p>.1087</text:p>
          </table:table-cell>
          <table:table-cell table:style-name="ce3" office:value-type="string">
            <text:p>.1575</text:p>
          </table:table-cell>
          <table:table-cell office:value-type="string">
            <text:p>LOUVAIN – 1,.005</text:p>
          </table:table-cell>
          <table:table-cell office:value-type="float" office:value="938">
            <text:p>93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nclusion</text:p>
          </table:table-cell>
          <table:table-cell office:value-type="string">
            <text:p>.0765</text:p>
          </table:table-cell>
          <table:table-cell office:value-type="string">
            <text:p>.1008</text:p>
          </table:table-cell>
          <table:table-cell office:value-type="string">
            <text:p>.1016</text:p>
          </table:table-cell>
          <table:table-cell table:style-name="ce3" office:value-type="string">
            <text:p>.1038</text:p>
          </table:table-cell>
          <table:table-cell office:value-type="string">
            <text:p>.0907</text:p>
          </table:table-cell>
          <table:table-cell office:value-type="string">
            <text:p>LOUVAIN – 1,.00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cro</text:p>
          </table:table-cell>
          <table:table-cell office:value-type="string">
            <text:p>.0790</text:p>
          </table:table-cell>
          <table:table-cell office:value-type="string">
            <text:p>.0756</text:p>
          </table:table-cell>
          <table:table-cell office:value-type="string">
            <text:p>.0841</text:p>
          </table:table-cell>
          <table:table-cell office:value-type="string">
            <text:p>.1063</text:p>
          </table:table-cell>
          <table:table-cell table:style-name="ce3" office:value-type="string">
            <text:p>.1241</text:p>
          </table:table-cell>
          <table:table-cell office:value-type="string">
            <text:p>LOUVAIN – 1,.005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premise</text:p>
          </table:table-cell>
          <table:table-cell table:number-columns-repeated="5"/>
          <table:table-cell office:value-type="string">
            <text:p>LOUVAIN – .5,.01</text:p>
          </table:table-cell>
          <table:table-cell office:value-type="string">
            <text:p>? se ho tempo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nclusion</text:p>
          </table:table-cell>
          <table:table-cell table:number-columns-repeated="5"/>
          <table:table-cell office:value-type="string">
            <text:p>LOUVAIN – .5,.01</text:p>
          </table:table-cell>
          <table:table-cell office:value-type="string">
            <text:p>? se ho tempo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macro</text:p>
          </table:table-cell>
          <table:table-cell table:number-columns-repeated="5"/>
          <table:table-cell office:value-type="string">
            <text:p>LOUVAIN – .5,.01</text:p>
          </table:table-cell>
          <table:table-cell office:value-type="string">
            <text:p>? se ho tempo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premise</text:p>
          </table:table-cell>
          <table:table-cell table:number-columns-repeated="5"/>
          <table:table-cell office:value-type="string">
            <text:p>LOUVAIN – .5,.02</text:p>
          </table:table-cell>
          <table:table-cell office:value-type="string">
            <text:p>? se ho tempo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nclusion</text:p>
          </table:table-cell>
          <table:table-cell table:number-columns-repeated="5"/>
          <table:table-cell office:value-type="string">
            <text:p>LOUVAIN – .5,.02</text:p>
          </table:table-cell>
          <table:table-cell office:value-type="string">
            <text:p>? se ho tempo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macro</text:p>
          </table:table-cell>
          <table:table-cell table:number-columns-repeated="5"/>
          <table:table-cell office:value-type="string">
            <text:p>LOUVAIN – .5,.02</text:p>
          </table:table-cell>
          <table:table-cell office:value-type="string">
            <text:p>? se ho tempo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premise</text:p>
          </table:table-cell>
          <table:table-cell table:number-columns-repeated="5"/>
          <table:table-cell office:value-type="string">
            <text:p>LOUVAIN – .5,.005</text:p>
          </table:table-cell>
          <table:table-cell office:value-type="string">
            <text:p>? se ho tempo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nclusion</text:p>
          </table:table-cell>
          <table:table-cell table:number-columns-repeated="5"/>
          <table:table-cell office:value-type="string">
            <text:p>LOUVAIN – .5,.005</text:p>
          </table:table-cell>
          <table:table-cell office:value-type="string">
            <text:p>? se ho tempo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macro</text:p>
          </table:table-cell>
          <table:table-cell table:number-columns-repeated="5"/>
          <table:table-cell office:value-type="string">
            <text:p>LOUVAIN – .5,.005</text:p>
          </table:table-cell>
          <table:table-cell office:value-type="string">
            <text:p>? se ho tempo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premise</text:p>
          </table:table-cell>
          <table:table-cell table:number-columns-repeated="5"/>
          <table:table-cell office:value-type="string">
            <text:p>LOUVAIN – 2,.01 </text:p>
          </table:table-cell>
          <table:table-cell office:value-type="string">
            <text:p>? se ho tempo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nclusion</text:p>
          </table:table-cell>
          <table:table-cell table:number-columns-repeated="5"/>
          <table:table-cell office:value-type="string">
            <text:p>LOUVAIN – 2,.01</text:p>
          </table:table-cell>
          <table:table-cell office:value-type="string">
            <text:p>? se ho tempo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macro</text:p>
          </table:table-cell>
          <table:table-cell table:number-columns-repeated="5"/>
          <table:table-cell office:value-type="string">
            <text:p>LOUVAIN – 2,.01</text:p>
          </table:table-cell>
          <table:table-cell office:value-type="string">
            <text:p>? se ho tempo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premise</text:p>
          </table:table-cell>
          <table:table-cell table:number-columns-repeated="5"/>
          <table:table-cell office:value-type="string">
            <text:p>LOUVAIN – 2,.02</text:p>
          </table:table-cell>
          <table:table-cell office:value-type="string">
            <text:p>? se ho tempo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nclusion</text:p>
          </table:table-cell>
          <table:table-cell table:number-columns-repeated="5"/>
          <table:table-cell office:value-type="string">
            <text:p>LOUVAIN – 2,.02</text:p>
          </table:table-cell>
          <table:table-cell office:value-type="string">
            <text:p>? se ho tempo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macro</text:p>
          </table:table-cell>
          <table:table-cell table:number-columns-repeated="5"/>
          <table:table-cell office:value-type="string">
            <text:p>LOUVAIN – 2,.02</text:p>
          </table:table-cell>
          <table:table-cell office:value-type="string">
            <text:p>? se ho tempo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premise</text:p>
          </table:table-cell>
          <table:table-cell table:number-columns-repeated="5"/>
          <table:table-cell office:value-type="string">
            <text:p>LOUVAIN – 2,.005</text:p>
          </table:table-cell>
          <table:table-cell office:value-type="string">
            <text:p>? se ho tempo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nclusion</text:p>
          </table:table-cell>
          <table:table-cell table:number-columns-repeated="5"/>
          <table:table-cell office:value-type="string">
            <text:p>LOUVAIN – 2,.005</text:p>
          </table:table-cell>
          <table:table-cell office:value-type="string">
            <text:p>? se ho tempo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macro</text:p>
          </table:table-cell>
          <table:table-cell table:number-columns-repeated="5"/>
          <table:table-cell office:value-type="string">
            <text:p>LOUVAIN – 2,.005</text:p>
          </table:table-cell>
          <table:table-cell office:value-type="string">
            <text:p>? se ho tempo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premise</text:p>
          </table:table-cell>
          <table:table-cell table:number-columns-repeated="5"/>
          <table:table-cell office:value-type="string">
            <text:p>LOUVAIN – SMALL,.01</text:p>
          </table:table-cell>
          <table:table-cell office:value-type="string">
            <text:p>? se ho tempo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nclusion</text:p>
          </table:table-cell>
          <table:table-cell table:number-columns-repeated="5"/>
          <table:table-cell office:value-type="string">
            <text:p>LOUVAIN – SMALL,.01</text:p>
          </table:table-cell>
          <table:table-cell office:value-type="string">
            <text:p>? se ho tempo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macro</text:p>
          </table:table-cell>
          <table:table-cell table:number-columns-repeated="5"/>
          <table:table-cell office:value-type="string">
            <text:p>LOUVAIN – SMALL,.01</text:p>
          </table:table-cell>
          <table:table-cell office:value-type="string">
            <text:p>? se ho tempo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premise</text:p>
          </table:table-cell>
          <table:table-cell table:number-columns-repeated="5"/>
          <table:table-cell office:value-type="string">
            <text:p>LOUVAIN – SMALL,.02</text:p>
          </table:table-cell>
          <table:table-cell office:value-type="string">
            <text:p>? se ho tempo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nclusion</text:p>
          </table:table-cell>
          <table:table-cell table:number-columns-repeated="5"/>
          <table:table-cell office:value-type="string">
            <text:p>LOUVAIN – SMALL,.02</text:p>
          </table:table-cell>
          <table:table-cell office:value-type="string">
            <text:p>? se ho tempo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macro</text:p>
          </table:table-cell>
          <table:table-cell table:number-columns-repeated="5"/>
          <table:table-cell office:value-type="string">
            <text:p>LOUVAIN – SMALL,.02</text:p>
          </table:table-cell>
          <table:table-cell office:value-type="string">
            <text:p>? se ho tempo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premise</text:p>
          </table:table-cell>
          <table:table-cell table:number-columns-repeated="5"/>
          <table:table-cell office:value-type="string">
            <text:p>LOUVAIN – SMALL,.005</text:p>
          </table:table-cell>
          <table:table-cell office:value-type="string">
            <text:p>? se ho tempo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nclusion</text:p>
          </table:table-cell>
          <table:table-cell table:number-columns-repeated="5"/>
          <table:table-cell office:value-type="string">
            <text:p>LOUVAIN – SMALL,.005</text:p>
          </table:table-cell>
          <table:table-cell office:value-type="string">
            <text:p>? se ho tempo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macro</text:p>
          </table:table-cell>
          <table:table-cell table:number-columns-repeated="5"/>
          <table:table-cell office:value-type="string">
            <text:p>LOUVAIN – SMALL,.005</text:p>
          </table:table-cell>
          <table:table-cell office:value-type="string">
            <text:p>? se ho tempo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stremità_20_linea_20_1" draw:display-name="Estremità li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05">05/02/2025</text:date>, <text:time>10.38.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4DT1H9M13S</meta:editing-duration>
    <meta:editing-cycles>384</meta:editing-cycles>
    <meta:generator>OpenOffice/4.1.14$Win32 OpenOffice.org_project/4114m1$Build-9811</meta:generator>
    <dc:date>2025-02-05T10:38:54.97</dc:date>
    <meta:document-statistic meta:table-count="3" meta:cell-count="763" meta:object-count="0"/>
    <meta:user-defined meta:name="Info 1"/>
    <meta:user-defined meta:name="Info 2"/>
    <meta:user-defined meta:name="Info 3"/>
    <meta:user-defined meta:name="Info 4"/>
  </office:meta>
</office:document-meta>
</file>